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23232" officeooo:paragraph-rsid="000b071a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23232" officeooo:paragraph-rsid="000ba124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23232" officeooo:paragraph-rsid="000d6eae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23232" fo:font-size="13pt" fo:letter-spacing="normal" officeooo:rsid="000be4fc" officeooo:paragraph-rsid="000be4fc" style:font-size-asian="13pt" style:font-size-complex="13pt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323232" fo:font-size="13pt" fo:letter-spacing="normal" officeooo:rsid="000be4fc" officeooo:paragraph-rsid="000be4fc" style:font-size-asian="13pt" style:font-size-complex="13pt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323232" fo:font-size="18pt" fo:letter-spacing="normal" officeooo:rsid="000be4fc" officeooo:paragraph-rsid="000be4fc" style:font-size-asian="18pt" style:font-size-complex="18pt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323232" fo:font-size="20pt" fo:letter-spacing="normal" fo:font-style="normal" style:text-underline-style="solid" style:text-underline-width="auto" style:text-underline-color="font-color" fo:font-weight="bold" officeooo:rsid="000be4fc" officeooo:paragraph-rsid="000be4fc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23232" fo:font-size="14pt" fo:letter-spacing="normal" officeooo:rsid="000be4fc" officeooo:paragraph-rsid="000be4fc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23232" officeooo:rsid="000d6eae" officeooo:paragraph-rsid="000d6eae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0ba124"/>
    </style:style>
    <style:style style:name="T1" style:family="text">
      <style:text-properties style:font-name="Verdana"/>
    </style:style>
    <style:style style:name="T2" style:family="text">
      <style:text-properties style:font-name="Verdana" fo:font-style="normal" fo:font-weight="normal"/>
    </style:style>
    <style:style style:name="T3" style:family="text">
      <style:text-properties style:font-name="Verdana" fo:font-style="normal" style:text-underline-style="solid" style:text-underline-width="auto" style:text-underline-color="font-color" fo:font-weight="normal"/>
    </style:style>
    <style:style style:name="T4" style:family="text">
      <style:text-properties style:font-name="Verdana" fo:font-size="9.75pt" fo:letter-spacing="normal" fo:font-style="normal" fo:font-weight="normal" officeooo:rsid="000b071a"/>
    </style:style>
    <style:style style:name="T5" style:family="text">
      <style:text-properties fo:color="#222222" style:font-name="Verdana" fo:font-size="9.75pt" fo:font-style="normal" fo:font-weight="normal"/>
    </style:style>
    <style:style style:name="T6" style:family="text">
      <style:text-properties fo:color="#222222" style:font-name="Verdana" fo:font-size="9.75pt" fo:letter-spacing="normal" fo:font-style="normal" fo:font-weight="normal"/>
    </style:style>
    <style:style style:name="T7" style:family="text">
      <style:text-properties fo:color="#222222" style:font-name="Verdana" fo:font-size="9.75pt" fo:letter-spacing="normal" fo:font-style="normal" fo:font-weight="normal" officeooo:rsid="000b071a"/>
    </style:style>
    <style:style style:name="T8" style:family="text">
      <style:text-properties fo:color="#222222" style:font-name="Verdana" fo:font-size="9.75pt" fo:letter-spacing="normal" fo:font-style="normal" fo:font-weight="normal" officeooo:rsid="000ba124"/>
    </style:style>
    <style:style style:name="T9" style:family="text">
      <style:text-properties fo:color="#222222" style:font-name="Verdana" fo:font-size="9.75pt" fo:letter-spacing="normal" fo:font-style="normal" fo:font-weight="normal" officeooo:rsid="000ba124" style:font-style-asian="normal" style:font-style-complex="normal"/>
    </style:style>
    <style:style style:name="T10" style:family="text">
      <style:text-properties fo:color="#222222" style:font-name="Verdana" fo:font-size="9.75pt" fo:letter-spacing="normal" fo:font-style="normal" fo:font-weight="normal" officeooo:rsid="000be4fc" style:font-style-asian="normal" style:font-style-complex="normal"/>
    </style:style>
    <style:style style:name="T11" style:family="text">
      <style:text-properties fo:color="#222222" style:font-name="Verdana" fo:font-size="9.75pt" fo:letter-spacing="normal" fo:font-style="normal" fo:font-weight="normal" officeooo:rsid="000be4fc"/>
    </style:style>
    <style:style style:name="T12" style:family="text">
      <style:text-properties fo:color="#222222" style:font-name="Verdana" fo:font-size="9.75pt" fo:letter-spacing="normal" fo:font-style="normal" fo:font-weight="normal" officeooo:rsid="000d6eae"/>
    </style:style>
    <style:style style:name="T13" style:family="text">
      <style:text-properties fo:color="#222222" style:font-name="Verdana" fo:font-size="9.75pt" fo:letter-spacing="normal" fo:font-style="italic" fo:font-weight="normal" officeooo:rsid="000ba124" style:font-style-asian="italic" style:font-style-complex="italic"/>
    </style:style>
    <style:style style:name="T14" style:family="text">
      <style:text-properties fo:color="#222222" style:font-name="Verdana" fo:font-size="9.75pt" fo:letter-spacing="normal" fo:font-style="italic" fo:font-weight="normal" officeooo:rsid="000be4fc" style:font-style-asian="italic" style:font-style-complex="italic"/>
    </style:style>
    <style:style style:name="T15" style:family="text">
      <style:text-properties fo:color="#222222" style:font-name="Verdana" fo:font-style="normal" fo:font-weight="normal"/>
    </style:style>
    <style:style style:name="T16" style:family="text">
      <style:text-properties fo:font-variant="normal" fo:text-transform="none" fo:color="#222222" style:font-name="Verdana" fo:font-size="9.75pt" fo:letter-spacing="normal" fo:font-style="normal" fo:font-weight="normal" officeooo:rsid="000ba124" style:font-style-asian="normal" style:font-style-complex="normal"/>
    </style:style>
    <style:style style:name="T17" style:family="text">
      <style:text-properties fo:color="#545454" style:font-name="Verdana" fo:font-size="9.75pt" fo:letter-spacing="normal" fo:font-style="normal" fo:font-weight="normal" officeooo:rsid="000b07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/></text:p>
      <text:p text:style-name="P7"><text:span text:style-name="T1">AUTÓMATAS Y LENGUAJES</text:span></text:p>
      <text:p text:style-name="P6"><text:span text:style-name="T3">PRÁCTICA 1</text:span><text:span text:style-name="T2"> </text:span></text:p>
      <text:p text:style-name="P5"><text:span text:style-name="T2">Jesús </text:span><text:span text:style-name="T3">Miguel</text:span><text:span text:style-name="T2"> Álvarez Domínguez y Diana Rojas López</text:span></text:p>
      <text:p text:style-name="P8"><text:span text:style-name="T2"/></text:p>
      <text:p text:style-name="P1"><text:span text:style-name="T4"><text:tab/>En esta práctica hemos desarrollado una librería en c para poder simular la definición de uun autómata finito no determinista sin transiciones</text:span><text:bookmark text:name="docs-internal-guid-47379343-7fff-83f4-c417-a7bb7ff24292"/><text:span text:style-name="T4"> </text:span><text:span text:style-name="T17">λ</text:span><text:span text:style-name="T6">. </text:span></text:p>
      <text:p text:style-name="P1"><text:span text:style-name="T6"><text:tab/></text:span><text:span text:style-name="T7">En primer lugar hemos implementado alfabeto.h y alfabeto.c, cuya estructura Simbolo está compuesta por un char*, que es el nombre que recibe el símbolo, y un int que representa el tamaño. La estructura Alfabeto tiene otro char* con </text:span><text:span text:style-name="T8">el nombre, un char** que contiene símbolos, un int con el tamaño y otro con el número de símbolos del alfabeto.</text:span></text:p>
      <text:p text:style-name="P1"><text:span text:style-name="T8"><text:tab/></text:span><text:span text:style-name="T12">Luego el módulo estado tiene una estructura de tipo Estado compuesta de un char* que tiene el nombre y un int que describe el tipo de estado.</text:span></text:p>
      <text:p text:style-name="P1"><text:span text:style-name="T12"><text:tab/>Luego el módulo palabra tiene un char** que es la letra y un int con el tamaño de la palabra.</text:span></text:p>
      <text:p text:style-name="P3"><text:span text:style-name="T12"><text:tab/>Finalmente el módulo afnd que es el autómata que tiene una estructura llamada afnd que contiene un char * representando al nombre, un alfabeto de tipo Alfabeto*, un int que representa el numero de estados, otro con el número de símbolos y finalmente un Estado** donde se almacenan los estados y la cadena actual almacenada cono Palabra*.</text:span></text:p>
      <text:p text:style-name="P3"><text:span text:style-name="T8"/></text:p>
      <text:p text:style-name="P4"><text:span text:style-name="T5">* Funcionamiento del algoritmo principal (procesado de cadenas)</text:span></text:p>
      <text:p text:style-name="P4"><text:span text:style-name="T5"/></text:p>
      <text:p text:style-name="P4"><text:span text:style-name="T5"/></text:p>
      <text:p text:style-name="P1"><text:span text:style-name="T6"><text:tab/></text:span><text:span text:style-name="T8">Según abrimos la carpeta principal de nuestra páctica, encontramos el makefi</text:span><text:span text:style-name="T11">l</text:span><text:span text:style-name="T8">e que compilaremos para probar nuestros módulos. En la carpeta lib tenemos todos los códigos de los diferentes módulos (tanto los ficheros .h como los .c) </text:span></text:p>
      <text:p text:style-name="P2"><text:span text:style-name="T8"><text:tab/>Una vez que hacemos </text:span><text:span text:style-name="T13">make all-test </text:span><text:span text:style-name="T9">desde la carpeta rai</text:span><text:span text:style-name="T10">z</text:span><text:span text:style-name="T9">, se nos generan los ejecutables </text:span><text:span text:style-name="T10">de los ficheros </text:span><text:span text:style-name="T14">nombremodulo</text:span><text:span text:style-name="T10">-test.c que están en /lib</text:span><text:span text:style-name="T9">, que con ./pruebas_</text:span><text:span text:style-name="T13">nombremodulo </text:span><text:span text:style-name="T9">lo ejecutamos y comprobamos su funcionamiento.</text:span></text:p>
      <text:p text:style-name="P2"><text:span text:style-name="T9"><text:tab/></text:span><text:span text:style-name="T10">Los autómatas y palabras utilizados para las pruebas realizadas con valgrind –leak-check=full son:</text:span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30:00.034241288</meta:creation-date>
    <dc:date>2018-10-23T20:12:43.285298849</dc:date>
    <meta:editing-duration>PT9M31S</meta:editing-duration>
    <meta:editing-cycles>1</meta:editing-cycles>
    <meta:document-statistic meta:table-count="0" meta:image-count="0" meta:object-count="0" meta:page-count="1" meta:paragraph-count="12" meta:word-count="288" meta:character-count="1763" meta:non-whitespace-character-count="1476"/>
    <meta:generator>LibreOffice/5.1.6.2$Linux_X86_64 LibreOffice_project/10m0$Build-2</meta:generator>
  </office:meta>
</office:document-meta>
</file>